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60.54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25.95mm"/>
    </style:style>
    <style:style style:name="co17" style:family="table-column">
      <style:table-column-properties fo:break-before="auto" style:column-width="15.88mm"/>
    </style:style>
    <style:style style:name="co18" style:family="table-column">
      <style:table-column-properties fo:break-before="auto" style:column-width="10.71mm"/>
    </style:style>
    <style:style style:name="co19" style:family="table-column">
      <style:table-column-properties fo:break-before="auto" style:column-width="16.97mm"/>
    </style:style>
    <style:style style:name="co20" style:family="table-column">
      <style:table-column-properties fo:break-before="auto" style:column-width="22.68mm"/>
    </style:style>
    <style:style style:name="co21" style:family="table-column">
      <style:table-column-properties fo:break-before="auto" style:column-width="10.97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7.71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27.04mm"/>
    </style:style>
    <style:style style:name="co26" style:family="table-column">
      <style:table-column-properties fo:break-before="auto" style:column-width="35.75mm"/>
    </style:style>
    <style:style style:name="co27" style:family="table-column">
      <style:table-column-properties fo:break-before="auto" style:column-width="4.99mm"/>
    </style:style>
    <style:style style:name="co28" style:family="table-column">
      <style:table-column-properties fo:break-before="auto" style:column-width="71.35mm"/>
    </style:style>
    <style:style style:name="co29" style:family="table-column">
      <style:table-column-properties fo:break-before="auto" style:column-width="11.78mm"/>
    </style:style>
    <style:style style:name="co30" style:family="table-column">
      <style:table-column-properties fo:break-before="auto" style:column-width="10mm"/>
    </style:style>
    <style:style style:name="co31" style:family="table-column">
      <style:table-column-properties fo:break-before="auto" style:column-width="28.95mm"/>
    </style:style>
    <style:style style:name="co3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ext-properties style:font-name="Liberation Sans" fo:font-size="9pt" style:font-size-asian="9pt" style:font-size-complex="9pt"/>
    </style:style>
    <style:style style:name="ce9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4" style:family="table-cell" style:parent-style-name="Default">
      <style:text-properties style:font-name="Liberation Mono" fo:font-size="9pt" style:font-size-asian="9pt" style:font-size-complex="9pt"/>
    </style:style>
    <style:style style:name="ce105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07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108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3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19" style:family="table-cell" style:parent-style-name="Default">
      <style:text-properties style:font-name="DejaVu Sans" fo:font-size="9pt" style:font-size-asian="9pt" style:font-size-complex="9pt"/>
    </style:style>
    <style:style style:name="ce36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22" style:family="table-cell" style:parent-style-name="Default" style:data-style-name="N4">
      <style:text-properties style:font-name="DejaVu Sans" fo:font-size="9pt" style:font-size-asian="9pt" style:font-size-complex="9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DejaVu Sans Mono" fo:font-size="9pt" style:font-size-asian="9pt" style:font-size-complex="9pt"/>
    </style:style>
    <style:style style:name="ce22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140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143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144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5" table:number-columns-repeated="1017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Ventas</text:p>
          </table:table-cell>
          <table:covered-table-cell table:number-columns-repeated="2" table:style-name="ce16"/>
          <table:table-cell/>
          <table:table-cell table:style-name="ce11" office:value-type="string" calcext:value-type="string" table:number-columns-spanned="3" table:number-rows-spanned="1">
            <text:p>Compras</text:p>
          </table:table-cell>
          <table:covered-table-cell table:number-columns-repeated="2" table:style-name="ce16"/>
          <table:table-cell table:number-columns-repeated="1017"/>
        </table:table-row>
        <table:table-row table:style-name="ro2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3]+[.C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]+[.G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 table:formula="of:=+[.B3]+1" office:value-type="float" office:value="9" calcext:value-type="float">
            <text:p>9</text:p>
          </table:table-cell>
          <table:table-cell table:style-name="ce13" table:formula="of:=+[.A4]+[.C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3" table:formula="of:=+[.F3]+1" office:value-type="float" office:value="9" calcext:value-type="float">
            <text:p>9</text:p>
          </table:table-cell>
          <table:table-cell table:style-name="ce13" table:formula="of:=+[.E4]+[.G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4]+1" office:value-type="float" office:value="12" calcext:value-type="float">
            <text:p>12</text:p>
          </table:table-cell>
          <table:table-cell table:style-name="ce13" table:formula="of:=+[.A5]+[.C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3" table:formula="of:=+[.F4]+1" office:value-type="float" office:value="12" calcext:value-type="float">
            <text:p>12</text:p>
          </table:table-cell>
          <table:table-cell table:style-name="ce13" table:formula="of:=+[.E5]+[.G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5]+1" office:value-type="float" office:value="17" calcext:value-type="float">
            <text:p>17</text:p>
          </table:table-cell>
          <table:table-cell table:style-name="ce13" table:formula="of:=+[.A6]+[.C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5]+1" office:value-type="float" office:value="17" calcext:value-type="float">
            <text:p>17</text:p>
          </table:table-cell>
          <table:table-cell table:style-name="ce13" table:formula="of:=+[.E6]+[.G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6]+1" office:value-type="float" office:value="37" calcext:value-type="float">
            <text:p>37</text:p>
          </table:table-cell>
          <table:table-cell table:style-name="ce13" table:formula="of:=+[.A7]+[.C7]-1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6]+1" office:value-type="float" office:value="37" calcext:value-type="float">
            <text:p>37</text:p>
          </table:table-cell>
          <table:table-cell table:style-name="ce13" table:formula="of:=+[.E7]+[.G7]-1" office:value-type="float" office:value="52" calcext:value-type="float">
            <text:p>52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 table:formula="of:=+[.B7]+1" office:value-type="float" office:value="57" calcext:value-type="float">
            <text:p>57</text:p>
          </table:table-cell>
          <table:table-cell table:style-name="ce13" table:formula="of:=+[.A8]+[.C8]-1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3" table:formula="of:=+[.F7]+1" office:value-type="float" office:value="53" calcext:value-type="float">
            <text:p>53</text:p>
          </table:table-cell>
          <table:table-cell table:style-name="ce13" table:formula="of:=+[.E8]+[.G8]-1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 table:formula="of:=+[.B8]+1" office:value-type="float" office:value="59" calcext:value-type="float">
            <text:p>59</text:p>
          </table:table-cell>
          <table:table-cell table:style-name="ce13" table:formula="of:=+[.A9]+[.C9]-1" office:value-type="float" office:value="78" calcext:value-type="float">
            <text:p>7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8]+1" office:value-type="float" office:value="55" calcext:value-type="float">
            <text:p>55</text:p>
          </table:table-cell>
          <table:table-cell table:style-name="ce13" table:formula="of:=+[.E9]+[.G9]-1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9]+1" office:value-type="float" office:value="79" calcext:value-type="float">
            <text:p>79</text:p>
          </table:table-cell>
          <table:table-cell table:style-name="ce13" table:formula="of:=+[.A10]+[.C10]-1" office:value-type="float" office:value="108" calcext:value-type="float">
            <text:p>10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3" table:formula="of:=+[.F9]+1" office:value-type="float" office:value="75" calcext:value-type="float">
            <text:p>75</text:p>
          </table:table-cell>
          <table:table-cell table:style-name="ce13" table:formula="of:=+[.E10]+[.G10]-1" office:value-type="float" office:value="104" calcext:value-type="float">
            <text:p>10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table:formula="of:=+[.B10]+1" office:value-type="float" office:value="109" calcext:value-type="float">
            <text:p>109</text:p>
          </table:table-cell>
          <table:table-cell table:style-name="ce13" table:formula="of:=+[.A11]+[.C11]-1" office:value-type="float" office:value="123" calcext:value-type="float">
            <text:p>1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0]+1" office:value-type="float" office:value="105" calcext:value-type="float">
            <text:p>105</text:p>
          </table:table-cell>
          <table:table-cell table:style-name="ce13" table:formula="of:=+[.E11]+[.G11]-1" office:value-type="float" office:value="119" calcext:value-type="float">
            <text:p>11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1]+1" office:value-type="float" office:value="124" calcext:value-type="float">
            <text:p>124</text:p>
          </table:table-cell>
          <table:table-cell table:style-name="ce13" table:formula="of:=+[.A12]+[.C12]-1" office:value-type="float" office:value="138" calcext:value-type="float">
            <text:p>13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1]+1" office:value-type="float" office:value="120" calcext:value-type="float">
            <text:p>120</text:p>
          </table:table-cell>
          <table:table-cell table:style-name="ce13" table:formula="of:=+[.E12]+[.G12]-1" office:value-type="float" office:value="134" calcext:value-type="float">
            <text:p>13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2]+1" office:value-type="float" office:value="139" calcext:value-type="float">
            <text:p>139</text:p>
          </table:table-cell>
          <table:table-cell table:style-name="ce13" table:formula="of:=+[.A13]+[.C13]-1" office:value-type="float" office:value="153" calcext:value-type="float">
            <text:p>15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2]+1" office:value-type="float" office:value="135" calcext:value-type="float">
            <text:p>135</text:p>
          </table:table-cell>
          <table:table-cell table:style-name="ce13" table:formula="of:=+[.E13]+[.G13]-1" office:value-type="float" office:value="149" calcext:value-type="float">
            <text:p>14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3]+1" office:value-type="float" office:value="154" calcext:value-type="float">
            <text:p>154</text:p>
          </table:table-cell>
          <table:table-cell table:style-name="ce13" table:formula="of:=+[.A14]+[.C14]-1" office:value-type="float" office:value="168" calcext:value-type="float">
            <text:p>16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3]+1" office:value-type="float" office:value="150" calcext:value-type="float">
            <text:p>150</text:p>
          </table:table-cell>
          <table:table-cell table:style-name="ce13" table:formula="of:=+[.E14]+[.G14]-1" office:value-type="float" office:value="164" calcext:value-type="float">
            <text:p>16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4]+1" office:value-type="float" office:value="169" calcext:value-type="float">
            <text:p>169</text:p>
          </table:table-cell>
          <table:table-cell table:style-name="ce13" table:formula="of:=+[.A15]+[.C15]-1" office:value-type="float" office:value="183" calcext:value-type="float">
            <text:p>18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4]+1" office:value-type="float" office:value="165" calcext:value-type="float">
            <text:p>165</text:p>
          </table:table-cell>
          <table:table-cell table:style-name="ce13" table:formula="of:=+[.E15]+[.G15]-1" office:value-type="float" office:value="179" calcext:value-type="float">
            <text:p>17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5]+1" office:value-type="float" office:value="184" calcext:value-type="float">
            <text:p>184</text:p>
          </table:table-cell>
          <table:table-cell table:style-name="ce13" table:formula="of:=+[.A16]+[.C16]-1" office:value-type="float" office:value="198" calcext:value-type="float">
            <text:p>19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5]+1" office:value-type="float" office:value="180" calcext:value-type="float">
            <text:p>180</text:p>
          </table:table-cell>
          <table:table-cell table:style-name="ce13" table:formula="of:=+[.E16]+[.G16]-1" office:value-type="float" office:value="194" calcext:value-type="float">
            <text:p>1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6]+1" office:value-type="float" office:value="199" calcext:value-type="float">
            <text:p>199</text:p>
          </table:table-cell>
          <table:table-cell table:style-name="ce13" table:formula="of:=+[.A17]+[.C17]-1" office:value-type="float" office:value="213" calcext:value-type="float">
            <text:p>21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6]+1" office:value-type="float" office:value="195" calcext:value-type="float">
            <text:p>195</text:p>
          </table:table-cell>
          <table:table-cell table:style-name="ce13" table:formula="of:=+[.E17]+[.G17]-1" office:value-type="float" office:value="209" calcext:value-type="float">
            <text:p>20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7]+1" office:value-type="float" office:value="214" calcext:value-type="float">
            <text:p>214</text:p>
          </table:table-cell>
          <table:table-cell table:style-name="ce13" table:formula="of:=+[.A18]+[.C18]-1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13" table:formula="of:=+[.F17]+1" office:value-type="float" office:value="210" calcext:value-type="float">
            <text:p>210</text:p>
          </table:table-cell>
          <table:table-cell table:style-name="ce13" table:formula="of:=+[.E18]+[.G18]-1" office:value-type="float" office:value="224" calcext:value-type="float">
            <text:p>22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8]+1" office:value-type="float" office:value="229" calcext:value-type="float">
            <text:p>229</text:p>
          </table:table-cell>
          <table:table-cell table:style-name="ce13" table:formula="of:=+[.A19]+[.C19]-1" office:value-type="float" office:value="231" calcext:value-type="float">
            <text:p>23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3" table:formula="of:=+[.F18]+1" office:value-type="float" office:value="225" calcext:value-type="float">
            <text:p>225</text:p>
          </table:table-cell>
          <table:table-cell table:style-name="ce13" table:formula="of:=+[.E19]+[.G19]-1" office:value-type="float" office:value="227" calcext:value-type="float">
            <text:p>2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19]+1" office:value-type="float" office:value="232" calcext:value-type="float">
            <text:p>232</text:p>
          </table:table-cell>
          <table:table-cell table:style-name="ce13" table:formula="of:=+[.A20]+[.C20]-1" office:value-type="float" office:value="241" calcext:value-type="float">
            <text:p>241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13" table:formula="of:=+[.F19]+1" office:value-type="float" office:value="228" calcext:value-type="float">
            <text:p>228</text:p>
          </table:table-cell>
          <table:table-cell table:style-name="ce13" table:formula="of:=+[.E20]+[.G20]-1" office:value-type="float" office:value="237" calcext:value-type="float">
            <text:p>23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 table:formula="of:=+[.B20]+1" office:value-type="float" office:value="242" calcext:value-type="float">
            <text:p>242</text:p>
          </table:table-cell>
          <table:table-cell table:style-name="ce13" table:formula="of:=+[.A21]+[.C21]-1" office:value-type="float" office:value="242" calcext:value-type="float">
            <text:p>2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3" table:formula="of:=+[.F20]+1" office:value-type="float" office:value="238" calcext:value-type="float">
            <text:p>238</text:p>
          </table:table-cell>
          <table:table-cell table:style-name="ce13" table:formula="of:=+[.E21]+[.G21]-1" office:value-type="float" office:value="238" calcext:value-type="float">
            <text:p>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1]+1" office:value-type="float" office:value="243" calcext:value-type="float">
            <text:p>243</text:p>
          </table:table-cell>
          <table:table-cell table:style-name="ce13" table:formula="of:=+[.A22]+[.C22]-1" office:value-type="float" office:value="243" calcext:value-type="float">
            <text:p>24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formula="of:=+[.F21]+1" office:value-type="float" office:value="239" calcext:value-type="float">
            <text:p>239</text:p>
          </table:table-cell>
          <table:table-cell table:style-name="ce13" table:formula="of:=+[.E22]+[.G22]-1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2]+1" office:value-type="float" office:value="244" calcext:value-type="float">
            <text:p>244</text:p>
          </table:table-cell>
          <table:table-cell table:style-name="ce13" table:formula="of:=+[.A23]+[.C23]-1" office:value-type="float" office:value="258" calcext:value-type="float">
            <text:p>25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22]+1" office:value-type="float" office:value="240" calcext:value-type="float">
            <text:p>240</text:p>
          </table:table-cell>
          <table:table-cell table:style-name="ce13" table:formula="of:=+[.E23]+[.G23]-1" office:value-type="float" office:value="254" calcext:value-type="float">
            <text:p>25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23]+1" office:value-type="float" office:value="259" calcext:value-type="float">
            <text:p>259</text:p>
          </table:table-cell>
          <table:table-cell table:style-name="ce13" table:formula="of:=+[.A24]+[.C24]-1" office:value-type="float" office:value="266" calcext:value-type="float">
            <text:p>266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table:formula="of:=+[.F23]+1" office:value-type="float" office:value="255" calcext:value-type="float">
            <text:p>255</text:p>
          </table:table-cell>
          <table:table-cell table:style-name="ce13" table:formula="of:=+[.E24]+[.G24]-1" office:value-type="float" office:value="269" calcext:value-type="float">
            <text:p>26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8"/>
          <table:table-cell table:style-name="ce14"/>
          <table:table-cell/>
          <table:table-cell table:style-name="ce13" table:formula="of:=+[.F24]+1" office:value-type="float" office:value="270" calcext:value-type="float">
            <text:p>270</text:p>
          </table:table-cell>
          <table:table-cell table:style-name="ce13" table:formula="of:=+[.E25]+[.G25]-1" office:value-type="float" office:value="280" calcext:value-type="float">
            <text:p>28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/>
          <table:table-cell table:style-name="ce13" table:formula="of:=+[.F25]+1" office:value-type="float" office:value="281" calcext:value-type="float">
            <text:p>281</text:p>
          </table:table-cell>
          <table:table-cell table:style-name="ce13" table:formula="of:=+[.E26]+[.G26]-1" office:value-type="float" office:value="310" calcext:value-type="float">
            <text:p>3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3" table:formula="of:=+[.F26]+1" office:value-type="float" office:value="311" calcext:value-type="float">
            <text:p>311</text:p>
          </table:table-cell>
          <table:table-cell table:style-name="ce13" table:formula="of:=+[.E27]+[.G27]-1" office:value-type="float" office:value="325" calcext:value-type="float">
            <text:p>32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28]+[.C28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3" table:formula="of:=+[.B28]+1" office:value-type="float" office:value="4" calcext:value-type="float">
            <text:p>4</text:p>
          </table:table-cell>
          <table:table-cell table:style-name="ce13" table:formula="of:=+[.A29]+[.C29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 table:style-name="ce13" table:formula="of:=+[.B29]+1" office:value-type="float" office:value="9" calcext:value-type="float">
            <text:p>9</text:p>
          </table:table-cell>
          <table:table-cell table:style-name="ce13" table:formula="of:=+[.A30]+[.C30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table:formula="of:=+[.B30]+1" office:value-type="float" office:value="29" calcext:value-type="float">
            <text:p>29</text:p>
          </table:table-cell>
          <table:table-cell table:style-name="ce13" table:formula="of:=+[.A31]+[.C31]-1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1]+[.G31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31]+1" office:value-type="float" office:value="44" calcext:value-type="float">
            <text:p>44</text:p>
          </table:table-cell>
          <table:table-cell table:style-name="ce13" table:formula="of:=+[.A32]+[.C32]-1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3" table:formula="of:=+[.F31]+1" office:value-type="float" office:value="4" calcext:value-type="float">
            <text:p>4</text:p>
          </table:table-cell>
          <table:table-cell table:style-name="ce13" table:formula="of:=+[.E32]+[.G32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32]+1" office:value-type="float" office:value="48" calcext:value-type="float">
            <text:p>48</text:p>
          </table:table-cell>
          <table:table-cell table:style-name="ce13" table:formula="of:=+[.A33]+[.C33]-1" office:value-type="float" office:value="62" calcext:value-type="float">
            <text:p>62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table:formula="of:=+[.F32]+1" office:value-type="float" office:value="9" calcext:value-type="float">
            <text:p>9</text:p>
          </table:table-cell>
          <table:table-cell table:style-name="ce13" table:formula="of:=+[.E33]+[.G33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3]+1" office:value-type="float" office:value="29" calcext:value-type="float">
            <text:p>29</text:p>
          </table:table-cell>
          <table:table-cell table:style-name="ce13" table:formula="of:=+[.E34]+[.G34]-1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4]+1" office:value-type="float" office:value="31" calcext:value-type="float">
            <text:p>31</text:p>
          </table:table-cell>
          <table:table-cell table:style-name="ce13" table:formula="of:=+[.E35]+[.G35]-1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5]+1" office:value-type="float" office:value="51" calcext:value-type="float">
            <text:p>51</text:p>
          </table:table-cell>
          <table:table-cell table:style-name="ce13" table:formula="of:=+[.E36]+[.G36]-1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6]+1" office:value-type="float" office:value="66" calcext:value-type="float">
            <text:p>66</text:p>
          </table:table-cell>
          <table:table-cell table:style-name="ce13" table:formula="of:=+[.E37]+[.G37]-1" office:value-type="float" office:value="69" calcext:value-type="float">
            <text:p>6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7]+1" office:value-type="float" office:value="70" calcext:value-type="float">
            <text:p>70</text:p>
          </table:table-cell>
          <table:table-cell table:style-name="ce13" table:formula="of:=+[.E38]+[.G38]-1" office:value-type="float" office:value="84" calcext:value-type="float">
            <text:p>8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office:forms form:automatic-focus="false" form:apply-design-mode="false"/>
        <table:table-column table:style-name="co6" table:default-cell-style-name="ce104"/>
        <table:table-column table:style-name="co5" table:number-columns-repeated="1023" table:default-cell-style-name="ce104"/>
        <table:table-row table:style-name="ro1">
          <table:table-cell table:style-name="ce101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12010030201900000000000000031665 <text:s text:c="15"/>8000000000030546689979YPF LUBRICANTES <text:s text:c="14"/>000000001370539000000000000000000000000000000000000000000000000000000000000000000000013678000000000032827000000000000000PES000100000010000000000229791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12010010201900000000000000434091 <text:s text:c="15"/>8000000000030546689979YPF DERIVADOS <text:s text:c="16"/>000000142191003000000000000000000000000000000000000000000000000000000000000000000000000000000000003440105000000000000000PES000100000010000000024080734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12030010000100000000000000088396 <text:s text:c="15"/>8000000000030500008454VISA RIO <text:s text:c="21"/>000000000392148000000000287080000000000000000000000000000000000000000000000000000000000000000000000000000000000000000000PES000100000010000000000018235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12310010000100000000000000087356 <text:s text:c="15"/>8000000000030500008454VISA RIO <text:s text:c="21"/>000000001402123000000000840393000000000000000000000000000000000000000000000000000000000000000000000013590000000000000000PES00010000001000000000009513000000000000000000000000000 <text:s text:c="29"/>000000000000000</text:p>
          </table:table-cell>
          <table:table-cell table:number-columns-repeated="1023"/>
        </table:table-row>
        <table:table-row table:style-name="ro1" table:number-rows-repeated="31">
          <table:table-cell table:style-name="ce102"/>
          <table:table-cell table:number-columns-repeated="1023"/>
        </table:table-row>
        <table:table-row table:style-name="ro1" table:number-rows-repeated="73">
          <table:table-cell table:style-name="ce103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3"/>
        <table:table-column table:style-name="co8" table:default-cell-style-name="ce104"/>
        <table:table-column table:style-name="co5" table:number-columns-repeated="1022" table:default-cell-style-name="ce104"/>
        <table:table-row table:style-name="ro1">
          <table:table-cell table:style-name="ce105" office:value-type="string" calcext:value-type="string">
            <text:p>Libro IVA Compras (alícuotas)</text:p>
          </table:table-cell>
          <table:table-cell table:style-name="ce114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003020190000000000000003166580000000000305466899790000000010942430005000000000229791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001020190000000000000043409180000000000305466899790000001146701620005000000024080734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001000010000000000000008839680000000000305000084540000000000868330005000000000018235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001000010000000000000008735680000000000305000084540000000004530000005000000000095130</text:p>
          </table:table-cell>
          <table:table-cell table:number-columns-repeated="1023"/>
        </table:table-row>
        <table:table-row table:style-name="ro1" table:number-rows-repeated="65">
          <table:table-cell table:style-name="ce106"/>
          <table:table-cell table:number-columns-repeated="1023"/>
        </table:table-row>
        <table:table-row table:style-name="ro1">
          <table:table-cell table:style-name="ce106"/>
          <table:table-cell table:number-columns-repeated="2"/>
          <table:table-cell table:style-name="ce106"/>
          <table:table-cell table:number-columns-repeated="1020"/>
        </table:table-row>
        <table:table-row table:style-name="ro1" table:number-rows-repeated="54">
          <table:table-cell table:style-name="ce106"/>
          <table:table-cell table:number-columns-repeated="1023"/>
        </table:table-row>
        <table:table-row table:style-name="ro1">
          <table:table-cell table:style-name="ce106"/>
          <table:table-cell table:number-columns-repeated="2"/>
          <table:table-cell table:style-name="ce106"/>
          <table:table-cell table:number-columns-repeated="1020"/>
        </table:table-row>
        <table:table-row table:style-name="ro1" table:number-rows-repeated="27">
          <table:table-cell table:style-name="ce106"/>
          <table:table-cell table:number-columns-repeated="1023"/>
        </table:table-row>
        <table:table-row table:style-name="ro1" table:number-rows-repeated="73">
          <table:table-cell table:style-name="ce107"/>
          <table:table-cell table:number-columns-repeated="1023"/>
        </table:table-row>
        <table:table-row table:style-name="ro1" table:number-rows-repeated="4">
          <table:table-cell table:style-name="ce108"/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 table:number-rows-repeated="9">
          <table:table-cell table:style-name="ce108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 table:print-ranges="CF_Compras.A1:CF_Compras.I5">
        <office:forms form:automatic-focus="false" form:apply-design-mode="false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9" table:visibility="collapse" table:default-cell-style-name="ce119"/>
        <table:table-column table:style-name="co13" table:visibility="collapse" table:default-cell-style-name="ce119"/>
        <table:table-column table:style-name="co12" table:visibility="collapse" table:default-cell-style-name="ce119"/>
        <table:table-column table:style-name="co14" table:default-cell-style-name="ce119"/>
        <table:table-column table:style-name="co15" table:default-cell-style-name="ce122"/>
        <table:table-column table:style-name="co16" table:visibility="collapse" table:default-cell-style-name="ce122"/>
        <table:table-column table:style-name="co17" table:visibility="collapse" table:default-cell-style-name="ce122"/>
        <table:table-column table:style-name="co18" table:visibility="collapse" table:default-cell-style-name="ce122"/>
        <table:table-column table:style-name="co19" table:visibility="collapse" table:default-cell-style-name="ce122"/>
        <table:table-column table:style-name="co20" table:visibility="collapse" table:number-columns-repeated="3" table:default-cell-style-name="ce122"/>
        <table:table-column table:style-name="co21" table:visibility="collapse" table:default-cell-style-name="ce119"/>
        <table:table-column table:style-name="co22" table:visibility="collapse" table:default-cell-style-name="ce119"/>
        <table:table-column table:style-name="co23" table:visibility="collapse" table:default-cell-style-name="ce119"/>
        <table:table-column table:style-name="co24" table:visibility="collapse" table:default-cell-style-name="ce119"/>
        <table:table-column table:style-name="co16" table:visibility="collapse" table:default-cell-style-name="ce119"/>
        <table:table-column table:style-name="co1" table:visibility="collapse" table:default-cell-style-name="ce119"/>
        <table:table-column table:style-name="co25" table:visibility="collapse" table:default-cell-style-name="ce119"/>
        <table:table-column table:style-name="co26" table:visibility="collapse" table:number-columns-repeated="2" table:default-cell-style-name="ce119"/>
        <table:table-column table:style-name="co27" table:default-cell-style-name="ce119"/>
        <table:table-column table:style-name="co28" table:default-cell-style-name="ce73"/>
        <table:table-column table:style-name="co5" table:number-columns-repeated="997" table:default-cell-style-name="ce119"/>
        <table:table-row table:style-name="ro1"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PV</text:p>
          </table:table-cell>
          <table:table-cell table:style-name="ce33" office:value-type="string" calcext:value-type="string">
            <text:p>Numero</text:p>
          </table:table-cell>
          <table:table-cell table:style-name="ce33" office:value-type="string" calcext:value-type="string">
            <text:p>DI</text:p>
          </table:table-cell>
          <table:table-cell table:style-name="ce33" office:value-type="string" calcext:value-type="string">
            <text:p>Doc</text:p>
          </table:table-cell>
          <table:table-cell table:style-name="ce33" office:value-type="string" calcext:value-type="string">
            <text:p>CUIT</text:p>
          </table:table-cell>
          <table:table-cell table:style-name="ce33" office:value-type="string" calcext:value-type="string">
            <text:p>Nombre</text:p>
          </table:table-cell>
          <table:table-cell table:style-name="ce36" office:value-type="string" calcext:value-type="string">
            <text:p>Total</text:p>
          </table:table-cell>
          <table:table-cell table:style-name="ce36" office:value-type="string" calcext:value-type="string">
            <text:p>NoGrab</text:p>
          </table:table-cell>
          <table:table-cell table:style-name="ce36" office:value-type="string" calcext:value-type="string">
            <text:p>Exento</text:p>
          </table:table-cell>
          <table:table-cell table:style-name="ce36" office:value-type="string" calcext:value-type="string">
            <text:p>IVA</text:p>
          </table:table-cell>
          <table:table-cell table:style-name="ce36" office:value-type="string" calcext:value-type="string">
            <text:p>ImpNac</text:p>
          </table:table-cell>
          <table:table-cell table:style-name="ce36" office:value-type="string" calcext:value-type="string">
            <text:p>P IIBB</text:p>
          </table:table-cell>
          <table:table-cell table:style-name="ce36" office:value-type="string" calcext:value-type="string">
            <text:p>ImpMun</text:p>
          </table:table-cell>
          <table:table-cell table:style-name="ce36" office:value-type="string" calcext:value-type="string">
            <text:p>II</text:p>
          </table:table-cell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Cambio</text:p>
          </table:table-cell>
          <table:table-cell table:style-name="ce33" office:value-type="string" calcext:value-type="string">
            <text:p>Ali</text:p>
          </table:table-cell>
          <table:table-cell table:style-name="ce33" office:value-type="string" calcext:value-type="string">
            <text:p>Ope</text:p>
          </table:table-cell>
          <table:table-cell table:style-name="ce33" office:value-type="string" calcext:value-type="string">
            <text:p>Cfiscal</text:p>
          </table:table-cell>
          <table:table-cell table:style-name="ce33" office:value-type="string" calcext:value-type="string">
            <text:p>Otro</text:p>
          </table:table-cell>
          <table:table-cell table:style-name="ce33" office:value-type="string" calcext:value-type="string">
            <text:p>Cemi</text:p>
          </table:table-cell>
          <table:table-cell table:style-name="ce33" office:value-type="string" calcext:value-type="string">
            <text:p>Emisor</text:p>
          </table:table-cell>
          <table:table-cell table:style-name="ce33" office:value-type="string" calcext:value-type="string">
            <text:p>IVAC</text:p>
          </table:table-cell>
          <table:table-cell table:style-name="ce123"/>
          <table:table-cell table:style-name="ce71" office:value-type="string" calcext:value-type="string">
            <text:p>Compras</text:p>
          </table:table-cell>
          <table:table-cell table:style-name="ce123" table:number-columns-repeated="995"/>
          <table:table-cell table:number-columns-repeated="2"/>
        </table:table-row>
        <table:table-row table:style-name="ro1">
          <table:table-cell table:style-name="ce118" table:formula="of:=MID([$Compras.$A2];[$Tablas.$E$3];[$Tablas.$G$3])" office:value-type="string" office:string-value="20211201" calcext:value-type="string">
            <text:p>20211201</text:p>
          </table:table-cell>
          <table:table-cell table:style-name="ce118" table:formula="of:=MID([$Compras.$A2];[$Tablas.$E$4];[$Tablas.$G$4])" office:value-type="string" office:string-value="003" calcext:value-type="string">
            <text:p>003</text:p>
          </table:table-cell>
          <table:table-cell table:style-name="ce118" table:formula="of:=MID([$Compras.$A2];[$Tablas.$E$5];[$Tablas.$G$5])" office:value-type="string" office:string-value="02019" calcext:value-type="string">
            <text:p>02019</text:p>
          </table:table-cell>
          <table:table-cell table:style-name="ce118" table:formula="of:=TEXT(RIGHT(VALUE(MID([$Compras.$A2];[$Tablas.$E$6];[$Tablas.$G$6]));8);REPT(&quot;0&quot;;20))" office:value-type="string" office:string-value="00000000000000031665" calcext:value-type="string">
            <text:p>00000000000000031665</text:p>
          </table:table-cell>
          <table:table-cell table:style-name="ce118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2];[$Tablas.$E$8];[$Tablas.$G$8])" office:value-type="string" office:string-value="80" calcext:value-type="string">
            <text:p>80</text:p>
          </table:table-cell>
          <table:table-cell table:style-name="ce118" table:formula="of:=MID([$Compras.$A2];[$Tablas.$E$9];[$Tablas.$G$9])" office:value-type="string" office:string-value="00000000030546689979" calcext:value-type="string">
            <text:p>00000000030546689979</text:p>
          </table:table-cell>
          <table:table-cell table:style-name="ce118" table:formula="of:=MID([$Compras.$A2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121" table:formula="of:==IF([$Compras.$A2]&lt;&gt;&quot;&quot;;VALUE(MID([$Compras.$A2];[$Tablas.$E$11];[$Tablas.$G$11]))/100;0)*IF(OR(VALUE([.B2])=3;VALUE([.B2])=8;VALUE([.B2])=13);-1;1)" office:value-type="float" office:value="-13705.39" calcext:value-type="float">
            <text:p>-13.705,39</text:p>
          </table:table-cell>
          <table:table-cell table:style-name="ce121" table:formula="of:=IF([$Compras.$A2]&lt;&gt;&quot;&quot;;VALUE(MID([$Compras.$A2];[$Tablas.$E$12];[$Tablas.$G$12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3];[$Tablas.$G$13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4];[$Tablas.$G$14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5];[$Tablas.$G$15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6];[$Tablas.$G$16]))/100;0)*IF(OR(VALUE([.B2])=3;VALUE([.B2])=8;VALUE([.B2])=13);-1;1)" office:value-type="float" office:value="-136.78" calcext:value-type="float">
            <text:p>-136,78</text:p>
          </table:table-cell>
          <table:table-cell table:style-name="ce121" table:formula="of:=IF([$Compras.$A2]&lt;&gt;&quot;&quot;;VALUE(MID([$Compras.$A2];[$Tablas.$E$17];[$Tablas.$G$17]))/100;0)*IF(OR(VALUE([.B2])=3;VALUE([.B2])=8;VALUE([.B2])=13);-1;1)" office:value-type="float" office:value="-328.27" calcext:value-type="float">
            <text:p>-328,27</text:p>
          </table:table-cell>
          <table:table-cell table:style-name="ce121" table:formula="of:=IF([$Compras.$A2]&lt;&gt;&quot;&quot;;VALUE(MID([$Compras.$A2];[$Tablas.$E$18];[$Tablas.$G$18]))/100;0)*IF(OR(VALUE([.B2])=3;VALUE([.B2])=8;VALUE([.B2])=13);-1;1)" office:value-type="float" office:value="-0" calcext:value-type="float">
            <text:p>0,00</text:p>
          </table:table-cell>
          <table:table-cell table:style-name="ce118" table:formula="of:=MID([$Compras.$A2];[$Tablas.$E$19];[$Tablas.$G$19])" office:value-type="string" office:string-value="PES" calcext:value-type="string">
            <text:p>PES</text:p>
          </table:table-cell>
          <table:table-cell table:style-name="ce118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2];[$Tablas.$E$21];[$Tablas.$G$21])" office:value-type="string" office:string-value="1" calcext:value-type="string">
            <text:p>1</text:p>
          </table:table-cell>
          <table:table-cell table:style-name="ce118" table:formula="of:=MID([$Compras.$A2];[$Tablas.$E$22];[$Tablas.$G$22])" office:value-type="string" office:string-value="0" calcext:value-type="string">
            <text:p>0</text:p>
          </table:table-cell>
          <table:table-cell table:style-name="ce121" table:formula="of:==IF([$Compras.$A2]&lt;&gt;&quot;&quot;;VALUE(MID([$Compras.$A2];[$Tablas.$E$23];[$Tablas.$G$23]))/100;0)*IF(OR(VALUE([.B2])=3;VALUE([.B2])=8;VALUE([.B2])=13);-1;1)" office:value-type="float" office:value="-2297.91" calcext:value-type="float">
            <text:p>-2.297,91</text:p>
          </table:table-cell>
          <table:table-cell table:style-name="ce121" table:formula="of:==IF([$Compras.$A2]&lt;&gt;&quot;&quot;;VALUE(MID([$Compras.$A2];[$Tablas.$E$24];[$Tablas.$G$24]))/100;0)*IF(OR(VALUE([.B2])=3;VALUE([.B2])=8;VALUE([.B2])=13);-1;1)" office:value-type="float" office:value="-0" calcext:value-type="float">
            <text:p>0,00</text:p>
          </table:table-cell>
          <table:table-cell table:style-name="ce118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112010030201900000000000000031665                8000000000030546689979YPF LUBRICANTES               -13705,390000000000000000-136,780000000000000000000000000000000000000000000000PES000100000010-2297,91000000000000                              000000000000000" calcext:value-type="string">
            <text:p>202112010030201900000000000000031665 <text:s text:c="15"/>8000000000030546689979YPF LUBRICANTES <text:s text:c="14"/>-13705,390000000000000000-136,780000000000000000000000000000000000000000000000PES000100000010-2297,91000000000000 <text:s text:c="29"/>000000000000000</text:p>
          </table:table-cell>
          <table:table-cell table:number-columns-repeated="997"/>
        </table:table-row>
        <table:table-row table:style-name="ro1">
          <table:table-cell table:style-name="ce118" table:formula="of:=MID([$Compras.$A3];[$Tablas.$E$3];[$Tablas.$G$3])" office:value-type="string" office:string-value="20211201" calcext:value-type="string">
            <text:p>20211201</text:p>
          </table:table-cell>
          <table:table-cell table:style-name="ce118" table:formula="of:=MID([$Compras.$A3];[$Tablas.$E$4];[$Tablas.$G$4])" office:value-type="string" office:string-value="001" calcext:value-type="string">
            <text:p>001</text:p>
          </table:table-cell>
          <table:table-cell table:style-name="ce118" table:formula="of:=MID([$Compras.$A3];[$Tablas.$E$5];[$Tablas.$G$5])" office:value-type="string" office:string-value="02019" calcext:value-type="string">
            <text:p>02019</text:p>
          </table:table-cell>
          <table:table-cell table:style-name="ce118" table:formula="of:=TEXT(RIGHT(VALUE(MID([$Compras.$A3];[$Tablas.$E$6];[$Tablas.$G$6]));8);REPT(&quot;0&quot;;20))" office:value-type="string" office:string-value="00000000000000434091" calcext:value-type="string">
            <text:p>00000000000000434091</text:p>
          </table:table-cell>
          <table:table-cell table:style-name="ce118" table:formula="of:=MID([$Compras.$A3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3];[$Tablas.$E$8];[$Tablas.$G$8])" office:value-type="string" office:string-value="80" calcext:value-type="string">
            <text:p>80</text:p>
          </table:table-cell>
          <table:table-cell table:style-name="ce118" table:formula="of:=MID([$Compras.$A3];[$Tablas.$E$9];[$Tablas.$G$9])" office:value-type="string" office:string-value="00000000030546689979" calcext:value-type="string">
            <text:p>00000000030546689979</text:p>
          </table:table-cell>
          <table:table-cell table:style-name="ce118" table:formula="of:=MID([$Compras.$A3];[$Tablas.$E$10];[$Tablas.$G$10])" office:value-type="string" office:string-value="YPF DERIVADOS                 " calcext:value-type="string">
            <text:p>YPF DERIVADOS <text:s text:c="16"/></text:p>
          </table:table-cell>
          <table:table-cell table:style-name="ce121" table:formula="of:==IF([$Compras.$A3]&lt;&gt;&quot;&quot;;VALUE(MID([$Compras.$A3];[$Tablas.$E$11];[$Tablas.$G$11]))/100;0)*IF(OR(VALUE([.B3])=3;VALUE([.B3])=8;VALUE([.B3])=13);-1;1)" office:value-type="float" office:value="1421910.03" calcext:value-type="float">
            <text:p>1.421.910,03</text:p>
          </table:table-cell>
          <table:table-cell table:style-name="ce121" table:formula="of:=IF([$Compras.$A3]&lt;&gt;&quot;&quot;;VALUE(MID([$Compras.$A3];[$Tablas.$E$12];[$Tablas.$G$12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3];[$Tablas.$G$13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4];[$Tablas.$G$14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5];[$Tablas.$G$15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6];[$Tablas.$G$16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7];[$Tablas.$G$17]))/100;0)*IF(OR(VALUE([.B3])=3;VALUE([.B3])=8;VALUE([.B3])=13);-1;1)" office:value-type="float" office:value="34401.05" calcext:value-type="float">
            <text:p>34.401,05</text:p>
          </table:table-cell>
          <table:table-cell table:style-name="ce121" table:formula="of:=IF([$Compras.$A3]&lt;&gt;&quot;&quot;;VALUE(MID([$Compras.$A3];[$Tablas.$E$18];[$Tablas.$G$18]))/100;0)*IF(OR(VALUE([.B3])=3;VALUE([.B3])=8;VALUE([.B3])=13);-1;1)" office:value-type="float" office:value="0" calcext:value-type="float">
            <text:p>0,00</text:p>
          </table:table-cell>
          <table:table-cell table:style-name="ce118" table:formula="of:=MID([$Compras.$A3];[$Tablas.$E$19];[$Tablas.$G$19])" office:value-type="string" office:string-value="PES" calcext:value-type="string">
            <text:p>PES</text:p>
          </table:table-cell>
          <table:table-cell table:style-name="ce118" table:formula="of:=MID([$Compras.$A3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3];[$Tablas.$E$21];[$Tablas.$G$21])" office:value-type="string" office:string-value="1" calcext:value-type="string">
            <text:p>1</text:p>
          </table:table-cell>
          <table:table-cell table:style-name="ce118" table:formula="of:=MID([$Compras.$A3];[$Tablas.$E$22];[$Tablas.$G$22])" office:value-type="string" office:string-value="0" calcext:value-type="string">
            <text:p>0</text:p>
          </table:table-cell>
          <table:table-cell table:style-name="ce121" table:formula="of:==IF([$Compras.$A3]&lt;&gt;&quot;&quot;;VALUE(MID([$Compras.$A3];[$Tablas.$E$23];[$Tablas.$G$23]))/100;0)*IF(OR(VALUE([.B3])=3;VALUE([.B3])=8;VALUE([.B3])=13);-1;1)" office:value-type="float" office:value="240807.34" calcext:value-type="float">
            <text:p>240.807,34</text:p>
          </table:table-cell>
          <table:table-cell table:style-name="ce121" table:formula="of:==IF([$Compras.$A3]&lt;&gt;&quot;&quot;;VALUE(MID([$Compras.$A3];[$Tablas.$E$24];[$Tablas.$G$24]))/100;0)*IF(OR(VALUE([.B3])=3;VALUE([.B3])=8;VALUE([.B3])=13);-1;1)" office:value-type="float" office:value="0" calcext:value-type="float">
            <text:p>0,00</text:p>
          </table:table-cell>
          <table:table-cell table:style-name="ce118" table:formula="of:=MID([$Compras.$A3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3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3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3])=0;&quot;&quot;;CONCATENATE([.A3];[.B3];[.C3];[.D3];[.E3];[.F3];[.G3];[.H3];[.I3];[.J3];REPT(&quot;0&quot;;15);[.N3];REPT(&quot;0&quot;;15);[.M3];REPT(&quot;0&quot;;15);REPT(&quot;0&quot;;15);[.Q3];[.R3];[.S3];[.T3];[.U3];[.V3];[.W3];[.X3];[.Y3]))" office:value-type="string" office:string-value="202112010010201900000000000000434091                8000000000030546689979YPF DERIVADOS                 1421910,03000000000000000000000000000000000000000000000000000000000000000PES000100000010240807,34000000000000                              000000000000000" calcext:value-type="string">
            <text:p>202112010010201900000000000000434091 <text:s text:c="15"/>8000000000030546689979YPF DERIVADOS <text:s text:c="16"/>1421910,03000000000000000000000000000000000000000000000000000000000000000PES000100000010240807,34000000000000 <text:s text:c="29"/>000000000000000</text:p>
          </table:table-cell>
          <table:table-cell table:number-columns-repeated="997"/>
        </table:table-row>
        <table:table-row table:style-name="ro1">
          <table:table-cell table:style-name="ce118" table:formula="of:=MID([$Compras.$A4];[$Tablas.$E$3];[$Tablas.$G$3])" office:value-type="string" office:string-value="20211203" calcext:value-type="string">
            <text:p>20211203</text:p>
          </table:table-cell>
          <table:table-cell table:style-name="ce118" table:formula="of:=MID([$Compras.$A4];[$Tablas.$E$4];[$Tablas.$G$4])" office:value-type="string" office:string-value="001" calcext:value-type="string">
            <text:p>001</text:p>
          </table:table-cell>
          <table:table-cell table:style-name="ce118" table:formula="of:=MID([$Compras.$A4];[$Tablas.$E$5];[$Tablas.$G$5])" office:value-type="string" office:string-value="00001" calcext:value-type="string">
            <text:p>00001</text:p>
          </table:table-cell>
          <table:table-cell table:style-name="ce118" table:formula="of:=TEXT(RIGHT(VALUE(MID([$Compras.$A4];[$Tablas.$E$6];[$Tablas.$G$6]));8);REPT(&quot;0&quot;;20))" office:value-type="string" office:string-value="00000000000000088396" calcext:value-type="string">
            <text:p>00000000000000088396</text:p>
          </table:table-cell>
          <table:table-cell table:style-name="ce118" table:formula="of:=MID([$Compras.$A4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4];[$Tablas.$E$8];[$Tablas.$G$8])" office:value-type="string" office:string-value="80" calcext:value-type="string">
            <text:p>80</text:p>
          </table:table-cell>
          <table:table-cell table:style-name="ce118" table:formula="of:=MID([$Compras.$A4];[$Tablas.$E$9];[$Tablas.$G$9])" office:value-type="string" office:string-value="00000000030500008454" calcext:value-type="string">
            <text:p>00000000030500008454</text:p>
          </table:table-cell>
          <table:table-cell table:style-name="ce118" table:formula="of:=MID([$Compras.$A4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121" table:formula="of:==IF([$Compras.$A4]&lt;&gt;&quot;&quot;;VALUE(MID([$Compras.$A4];[$Tablas.$E$11];[$Tablas.$G$11]))/100;0)*IF(OR(VALUE([.B4])=3;VALUE([.B4])=8;VALUE([.B4])=13);-1;1)" office:value-type="float" office:value="3921.48" calcext:value-type="float">
            <text:p>3.921,48</text:p>
          </table:table-cell>
          <table:table-cell table:style-name="ce121" table:formula="of:=IF([$Compras.$A4]&lt;&gt;&quot;&quot;;VALUE(MID([$Compras.$A4];[$Tablas.$E$12];[$Tablas.$G$12]))/100;0)*IF(OR(VALUE([.B4])=3;VALUE([.B4])=8;VALUE([.B4])=13);-1;1)" office:value-type="float" office:value="2870.8" calcext:value-type="float">
            <text:p>2.870,80</text:p>
          </table:table-cell>
          <table:table-cell table:style-name="ce121" table:formula="of:=IF([$Compras.$A4]&lt;&gt;&quot;&quot;;VALUE(MID([$Compras.$A4];[$Tablas.$E$13];[$Tablas.$G$13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4];[$Tablas.$G$14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5];[$Tablas.$G$15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6];[$Tablas.$G$16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7];[$Tablas.$G$17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8];[$Tablas.$G$18]))/100;0)*IF(OR(VALUE([.B4])=3;VALUE([.B4])=8;VALUE([.B4])=13);-1;1)" office:value-type="float" office:value="0" calcext:value-type="float">
            <text:p>0,00</text:p>
          </table:table-cell>
          <table:table-cell table:style-name="ce118" table:formula="of:=MID([$Compras.$A4];[$Tablas.$E$19];[$Tablas.$G$19])" office:value-type="string" office:string-value="PES" calcext:value-type="string">
            <text:p>PES</text:p>
          </table:table-cell>
          <table:table-cell table:style-name="ce118" table:formula="of:=MID([$Compras.$A4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4];[$Tablas.$E$21];[$Tablas.$G$21])" office:value-type="string" office:string-value="1" calcext:value-type="string">
            <text:p>1</text:p>
          </table:table-cell>
          <table:table-cell table:style-name="ce118" table:formula="of:=MID([$Compras.$A4];[$Tablas.$E$22];[$Tablas.$G$22])" office:value-type="string" office:string-value="0" calcext:value-type="string">
            <text:p>0</text:p>
          </table:table-cell>
          <table:table-cell table:style-name="ce121" table:formula="of:==IF([$Compras.$A4]&lt;&gt;&quot;&quot;;VALUE(MID([$Compras.$A4];[$Tablas.$E$23];[$Tablas.$G$23]))/100;0)*IF(OR(VALUE([.B4])=3;VALUE([.B4])=8;VALUE([.B4])=13);-1;1)" office:value-type="float" office:value="182.35" calcext:value-type="float">
            <text:p>182,35</text:p>
          </table:table-cell>
          <table:table-cell table:style-name="ce121" table:formula="of:==IF([$Compras.$A4]&lt;&gt;&quot;&quot;;VALUE(MID([$Compras.$A4];[$Tablas.$E$24];[$Tablas.$G$24]))/100;0)*IF(OR(VALUE([.B4])=3;VALUE([.B4])=8;VALUE([.B4])=13);-1;1)" office:value-type="float" office:value="0" calcext:value-type="float">
            <text:p>0,00</text:p>
          </table:table-cell>
          <table:table-cell table:style-name="ce118" table:formula="of:=MID([$Compras.$A4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4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4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4])=0;&quot;&quot;;CONCATENATE([.A4];[.B4];[.C4];[.D4];[.E4];[.F4];[.G4];[.H4];[.I4];[.J4];REPT(&quot;0&quot;;15);[.N4];REPT(&quot;0&quot;;15);[.M4];REPT(&quot;0&quot;;15);REPT(&quot;0&quot;;15);[.Q4];[.R4];[.S4];[.T4];[.U4];[.V4];[.W4];[.X4];[.Y4]))" office:value-type="string" office:string-value="202112030010000100000000000000088396                8000000000030500008454VISA RIO                      3921,482870,800000000000000000000000000000000000000000000000000000000000000PES000100000010182,35000000000000                              000000000000000" calcext:value-type="string">
            <text:p>202112030010000100000000000000088396 <text:s text:c="15"/>8000000000030500008454VISA RIO <text:s text:c="21"/>3921,482870,800000000000000000000000000000000000000000000000000000000000000PES000100000010182,35000000000000 <text:s text:c="29"/>000000000000000</text:p>
          </table:table-cell>
          <table:table-cell table:number-columns-repeated="997"/>
        </table:table-row>
        <table:table-row table:style-name="ro1">
          <table:table-cell table:style-name="ce118" table:formula="of:=MID([$Compras.$A5];[$Tablas.$E$3];[$Tablas.$G$3])" office:value-type="string" office:string-value="20211231" calcext:value-type="string">
            <text:p>20211231</text:p>
          </table:table-cell>
          <table:table-cell table:style-name="ce118" table:formula="of:=MID([$Compras.$A5];[$Tablas.$E$4];[$Tablas.$G$4])" office:value-type="string" office:string-value="001" calcext:value-type="string">
            <text:p>001</text:p>
          </table:table-cell>
          <table:table-cell table:style-name="ce118" table:formula="of:=MID([$Compras.$A5];[$Tablas.$E$5];[$Tablas.$G$5])" office:value-type="string" office:string-value="00001" calcext:value-type="string">
            <text:p>00001</text:p>
          </table:table-cell>
          <table:table-cell table:style-name="ce118" table:formula="of:=TEXT(RIGHT(VALUE(MID([$Compras.$A5];[$Tablas.$E$6];[$Tablas.$G$6]));8);REPT(&quot;0&quot;;20))" office:value-type="string" office:string-value="00000000000000087356" calcext:value-type="string">
            <text:p>00000000000000087356</text:p>
          </table:table-cell>
          <table:table-cell table:style-name="ce118" table:formula="of:=MID([$Compras.$A5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5];[$Tablas.$E$8];[$Tablas.$G$8])" office:value-type="string" office:string-value="80" calcext:value-type="string">
            <text:p>80</text:p>
          </table:table-cell>
          <table:table-cell table:style-name="ce118" table:formula="of:=MID([$Compras.$A5];[$Tablas.$E$9];[$Tablas.$G$9])" office:value-type="string" office:string-value="00000000030500008454" calcext:value-type="string">
            <text:p>00000000030500008454</text:p>
          </table:table-cell>
          <table:table-cell table:style-name="ce118" table:formula="of:=MID([$Compras.$A5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121" table:formula="of:==IF([$Compras.$A5]&lt;&gt;&quot;&quot;;VALUE(MID([$Compras.$A5];[$Tablas.$E$11];[$Tablas.$G$11]))/100;0)*IF(OR(VALUE([.B5])=3;VALUE([.B5])=8;VALUE([.B5])=13);-1;1)" office:value-type="float" office:value="14021.23" calcext:value-type="float">
            <text:p>14.021,23</text:p>
          </table:table-cell>
          <table:table-cell table:style-name="ce121" table:formula="of:=IF([$Compras.$A5]&lt;&gt;&quot;&quot;;VALUE(MID([$Compras.$A5];[$Tablas.$E$12];[$Tablas.$G$12]))/100;0)*IF(OR(VALUE([.B5])=3;VALUE([.B5])=8;VALUE([.B5])=13);-1;1)" office:value-type="float" office:value="8403.93" calcext:value-type="float">
            <text:p>8.403,93</text:p>
          </table:table-cell>
          <table:table-cell table:style-name="ce121" table:formula="of:=IF([$Compras.$A5]&lt;&gt;&quot;&quot;;VALUE(MID([$Compras.$A5];[$Tablas.$E$13];[$Tablas.$G$13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4];[$Tablas.$G$14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5];[$Tablas.$G$15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6];[$Tablas.$G$16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7];[$Tablas.$G$17]))/100;0)*IF(OR(VALUE([.B5])=3;VALUE([.B5])=8;VALUE([.B5])=13);-1;1)" office:value-type="float" office:value="135.9" calcext:value-type="float">
            <text:p>135,90</text:p>
          </table:table-cell>
          <table:table-cell table:style-name="ce121" table:formula="of:=IF([$Compras.$A5]&lt;&gt;&quot;&quot;;VALUE(MID([$Compras.$A5];[$Tablas.$E$18];[$Tablas.$G$18]))/100;0)*IF(OR(VALUE([.B5])=3;VALUE([.B5])=8;VALUE([.B5])=13);-1;1)" office:value-type="float" office:value="0" calcext:value-type="float">
            <text:p>0,00</text:p>
          </table:table-cell>
          <table:table-cell table:style-name="ce118" table:formula="of:=MID([$Compras.$A5];[$Tablas.$E$19];[$Tablas.$G$19])" office:value-type="string" office:string-value="PES" calcext:value-type="string">
            <text:p>PES</text:p>
          </table:table-cell>
          <table:table-cell table:style-name="ce118" table:formula="of:=MID([$Compras.$A5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5];[$Tablas.$E$21];[$Tablas.$G$21])" office:value-type="string" office:string-value="1" calcext:value-type="string">
            <text:p>1</text:p>
          </table:table-cell>
          <table:table-cell table:style-name="ce118" table:formula="of:=MID([$Compras.$A5];[$Tablas.$E$22];[$Tablas.$G$22])" office:value-type="string" office:string-value="0" calcext:value-type="string">
            <text:p>0</text:p>
          </table:table-cell>
          <table:table-cell table:style-name="ce121" table:formula="of:==IF([$Compras.$A5]&lt;&gt;&quot;&quot;;VALUE(MID([$Compras.$A5];[$Tablas.$E$23];[$Tablas.$G$23]))/100;0)*IF(OR(VALUE([.B5])=3;VALUE([.B5])=8;VALUE([.B5])=13);-1;1)" office:value-type="float" office:value="951.3" calcext:value-type="float">
            <text:p>951,30</text:p>
          </table:table-cell>
          <table:table-cell table:style-name="ce121" table:formula="of:==IF([$Compras.$A5]&lt;&gt;&quot;&quot;;VALUE(MID([$Compras.$A5];[$Tablas.$E$24];[$Tablas.$G$24]))/100;0)*IF(OR(VALUE([.B5])=3;VALUE([.B5])=8;VALUE([.B5])=13);-1;1)" office:value-type="float" office:value="0" calcext:value-type="float">
            <text:p>0,00</text:p>
          </table:table-cell>
          <table:table-cell table:style-name="ce118" table:formula="of:=MID([$Compras.$A5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5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5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5])=0;&quot;&quot;;CONCATENATE([.A5];[.B5];[.C5];[.D5];[.E5];[.F5];[.G5];[.H5];[.I5];[.J5];REPT(&quot;0&quot;;15);[.N5];REPT(&quot;0&quot;;15);[.M5];REPT(&quot;0&quot;;15);REPT(&quot;0&quot;;15);[.Q5];[.R5];[.S5];[.T5];[.U5];[.V5];[.W5];[.X5];[.Y5]))" office:value-type="string" office:string-value="202112310010000100000000000000087356                8000000000030500008454VISA RIO                      14021,238403,9300000000000000000000000000000000000000000000000000000000000000PES000100000010951,3000000000000                              000000000000000" calcext:value-type="string">
            <text:p>202112310010000100000000000000087356 <text:s text:c="15"/>8000000000030500008454VISA RIO <text:s text:c="21"/>14021,238403,9300000000000000000000000000000000000000000000000000000000000000PES000100000010951,3000000000000 <text:s text:c="29"/>000000000000000</text:p>
          </table:table-cell>
          <table:table-cell table:number-columns-repeated="997"/>
        </table:table-row>
        <table:table-row table:style-name="ro1" table:number-rows-repeated="1154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/>
          <table:table-cell table:style-name="ce72"/>
          <table:table-cell table:number-columns-repeated="997"/>
        </table:table-row>
        <table:table-row table:style-name="ro1" table:number-rows-repeated="16952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2" table:default-cell-style-name="ce119"/>
        <table:table-column table:style-name="co15" table:default-cell-style-name="ce122"/>
        <table:table-column table:style-name="co29" table:default-cell-style-name="ce119"/>
        <table:table-column table:style-name="co16" table:default-cell-style-name="ce122"/>
        <table:table-column table:style-name="co30" table:default-cell-style-name="ce119"/>
        <table:table-column table:style-name="co29" table:default-cell-style-name="ce119"/>
        <table:table-column table:style-name="co3" table:default-cell-style-name="ce119"/>
        <table:table-column table:style-name="co31" table:default-cell-style-name="ce119"/>
        <table:table-column table:style-name="co5" table:default-cell-style-name="ce119"/>
        <table:table-column table:style-name="co32" table:default-cell-style-name="ce119"/>
        <table:table-column table:style-name="co5" table:number-columns-repeated="1010" table:default-cell-style-name="ce119"/>
        <table:table-row table:style-name="ro1"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PV</text:p>
          </table:table-cell>
          <table:table-cell table:style-name="ce22" office:value-type="string" calcext:value-type="string">
            <text:p>Numero</text:p>
          </table:table-cell>
          <table:table-cell table:style-name="ce22" office:value-type="string" calcext:value-type="string">
            <text:p>Doc</text:p>
          </table:table-cell>
          <table:table-cell table:style-name="ce22" office:value-type="string" calcext:value-type="string">
            <text:p>CUIT</text:p>
          </table:table-cell>
          <table:table-cell table:style-name="ce26" office:value-type="string" calcext:value-type="string">
            <text:p>Grabado</text:p>
          </table:table-cell>
          <table:table-cell table:style-name="ce22" office:value-type="string" calcext:value-type="string">
            <text:p>Ali</text:p>
          </table:table-cell>
          <table:table-cell table:style-name="ce26" office:value-type="string" calcext:value-type="string">
            <text:p>Impuesto</text:p>
          </table:table-cell>
          <table:table-cell table:style-name="ce123"/>
          <table:table-cell table:style-name="ce128" office:value-type="string" calcext:value-type="string" table:number-columns-spanned="2" table:number-rows-spanned="1">
            <text:p>TOTAL</text:p>
          </table:table-cell>
          <table:covered-table-cell table:style-name="ce134"/>
          <table:table-cell table:style-name="ce140" table:formula="of:=SUM([.H$1:.H$1048576])" office:value-type="float" office:value="239643.08" calcext:value-type="float">
            <text:p>239.643,08</text:p>
          </table:table-cell>
          <table:table-cell table:style-name="ce146"/>
          <table:table-cell table:style-name="ce123" table:number-columns-repeated="976"/>
          <table:table-cell table:number-columns-repeated="35"/>
        </table:table-row>
        <table:table-row table:style-name="ro1">
          <table:table-cell table:style-name="ce118" table:formula="of:=MID([$'Compras-Ali'.$A2];[$Tablas.$E$31];[$Tablas.$G$31])" office:value-type="string" office:string-value="003" calcext:value-type="string">
            <text:p>003</text:p>
          </table:table-cell>
          <table:table-cell table:style-name="ce118" table:formula="of:=MID([$'Compras-Ali'.$A2];[$Tablas.$E$32];[$Tablas.$G$32])" office:value-type="string" office:string-value="02019" calcext:value-type="string">
            <text:p>02019</text:p>
          </table:table-cell>
          <table:table-cell table:style-name="ce118" table:formula="of:=TEXT(RIGHT(VALUE(MID([$'Compras-Ali'.$A2];[$Tablas.$E$33];[$Tablas.$G$33]));8);REPT(&quot;0&quot;;20))" office:value-type="string" office:string-value="00000000000000031665" calcext:value-type="string">
            <text:p>00000000000000031665</text:p>
          </table:table-cell>
          <table:table-cell table:style-name="ce118" table:formula="of:=MID([$'Compras-Ali'.$A2];[$Tablas.$E$34];[$Tablas.$G$34])" office:value-type="string" office:string-value="80" calcext:value-type="string">
            <text:p>80</text:p>
          </table:table-cell>
          <table:table-cell table:style-name="ce118" table:formula="of:=MID([$'Compras-Ali'.$A2];[$Tablas.$E$35];[$Tablas.$G$35])" office:value-type="string" office:string-value="00000000030546689979" calcext:value-type="string">
            <text:p>00000000030546689979</text:p>
          </table:table-cell>
          <table:table-cell table:style-name="ce121" table:formula="of:=IF([$'Compras-Ali'.$A2]&lt;&gt;&quot;&quot;;VALUE(MID([$'Compras-Ali'.$A2];[$Tablas.$E$36];[$Tablas.$G$36]))/100;0)*IF(OR(VALUE([.A2])=3;VALUE([.A2])=8;VALUE([.A2])=13);-1;1)" office:value-type="float" office:value="-10942.43" calcext:value-type="float">
            <text:p>-10.942,43</text:p>
          </table:table-cell>
          <table:table-cell table:style-name="ce118" table:formula="of:=MID([$'Compras-Ali'.$A2];[$Tablas.$E$37];[$Tablas.$G$37])" office:value-type="string" office:string-value="0005" calcext:value-type="string">
            <text:p>0005</text:p>
          </table:table-cell>
          <table:table-cell table:style-name="ce121" table:formula="of:=IF([$'Compras-Ali'.$A2]&lt;&gt;&quot;&quot;;VALUE(MID([$'Compras-Ali'.$A2];[$Tablas.$E$38];[$Tablas.$G$38]))/100;0)*IF(OR(VALUE([.A2])=3;VALUE([.A2])=8;VALUE([.A2])=13);-1;1)" office:value-type="float" office:value="-2297.91" calcext:value-type="float">
            <text:p>-2.297,91</text:p>
          </table:table-cell>
          <table:table-cell table:number-columns-repeated="1016"/>
        </table:table-row>
        <table:table-row table:style-name="ro1">
          <table:table-cell table:style-name="ce118" table:formula="of:=MID([$'Compras-Ali'.$A3];[$Tablas.$E$31];[$Tablas.$G$31])" office:value-type="string" office:string-value="001" calcext:value-type="string">
            <text:p>001</text:p>
          </table:table-cell>
          <table:table-cell table:style-name="ce118" table:formula="of:=MID([$'Compras-Ali'.$A3];[$Tablas.$E$32];[$Tablas.$G$32])" office:value-type="string" office:string-value="02019" calcext:value-type="string">
            <text:p>02019</text:p>
          </table:table-cell>
          <table:table-cell table:style-name="ce118" table:formula="of:=TEXT(RIGHT(VALUE(MID([$'Compras-Ali'.$A3];[$Tablas.$E$33];[$Tablas.$G$33]));8);REPT(&quot;0&quot;;20))" office:value-type="string" office:string-value="00000000000000434091" calcext:value-type="string">
            <text:p>00000000000000434091</text:p>
          </table:table-cell>
          <table:table-cell table:style-name="ce118" table:formula="of:=MID([$'Compras-Ali'.$A3];[$Tablas.$E$34];[$Tablas.$G$34])" office:value-type="string" office:string-value="80" calcext:value-type="string">
            <text:p>80</text:p>
          </table:table-cell>
          <table:table-cell table:style-name="ce118" table:formula="of:=MID([$'Compras-Ali'.$A3];[$Tablas.$E$35];[$Tablas.$G$35])" office:value-type="string" office:string-value="00000000030546689979" calcext:value-type="string">
            <text:p>00000000030546689979</text:p>
          </table:table-cell>
          <table:table-cell table:style-name="ce121" table:formula="of:=IF([$'Compras-Ali'.$A3]&lt;&gt;&quot;&quot;;VALUE(MID([$'Compras-Ali'.$A3];[$Tablas.$E$36];[$Tablas.$G$36]))/100;0)*IF(OR(VALUE([.A3])=3;VALUE([.A3])=8;VALUE([.A3])=13);-1;1)" office:value-type="float" office:value="1146701.62" calcext:value-type="float">
            <text:p>1.146.701,62</text:p>
          </table:table-cell>
          <table:table-cell table:style-name="ce118" table:formula="of:=MID([$'Compras-Ali'.$A3];[$Tablas.$E$37];[$Tablas.$G$37])" office:value-type="string" office:string-value="0005" calcext:value-type="string">
            <text:p>0005</text:p>
          </table:table-cell>
          <table:table-cell table:style-name="ce121" table:formula="of:=IF([$'Compras-Ali'.$A3]&lt;&gt;&quot;&quot;;VALUE(MID([$'Compras-Ali'.$A3];[$Tablas.$E$38];[$Tablas.$G$38]))/100;0)*IF(OR(VALUE([.A3])=3;VALUE([.A3])=8;VALUE([.A3])=13);-1;1)" office:value-type="float" office:value="240807.34" calcext:value-type="float">
            <text:p>240.807,34</text:p>
          </table:table-cell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IVA</text:p>
          </table:table-cell>
          <table:table-cell table:style-name="ce141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118" table:formula="of:=MID([$'Compras-Ali'.$A4];[$Tablas.$E$31];[$Tablas.$G$31])" office:value-type="string" office:string-value="001" calcext:value-type="string">
            <text:p>001</text:p>
          </table:table-cell>
          <table:table-cell table:style-name="ce118" table:formula="of:=MID([$'Compras-Ali'.$A4];[$Tablas.$E$32];[$Tablas.$G$32])" office:value-type="string" office:string-value="00001" calcext:value-type="string">
            <text:p>00001</text:p>
          </table:table-cell>
          <table:table-cell table:style-name="ce118" table:formula="of:=TEXT(RIGHT(VALUE(MID([$'Compras-Ali'.$A4];[$Tablas.$E$33];[$Tablas.$G$33]));8);REPT(&quot;0&quot;;20))" office:value-type="string" office:string-value="00000000000000088396" calcext:value-type="string">
            <text:p>00000000000000088396</text:p>
          </table:table-cell>
          <table:table-cell table:style-name="ce118" table:formula="of:=MID([$'Compras-Ali'.$A4];[$Tablas.$E$34];[$Tablas.$G$34])" office:value-type="string" office:string-value="80" calcext:value-type="string">
            <text:p>80</text:p>
          </table:table-cell>
          <table:table-cell table:style-name="ce118" table:formula="of:=MID([$'Compras-Ali'.$A4];[$Tablas.$E$35];[$Tablas.$G$35])" office:value-type="string" office:string-value="00000000030500008454" calcext:value-type="string">
            <text:p>00000000030500008454</text:p>
          </table:table-cell>
          <table:table-cell table:style-name="ce121" table:formula="of:=IF([$'Compras-Ali'.$A4]&lt;&gt;&quot;&quot;;VALUE(MID([$'Compras-Ali'.$A4];[$Tablas.$E$36];[$Tablas.$G$36]))/100;0)*IF(OR(VALUE([.A4])=3;VALUE([.A4])=8;VALUE([.A4])=13);-1;1)" office:value-type="float" office:value="868.33" calcext:value-type="float">
            <text:p>868,33</text:p>
          </table:table-cell>
          <table:table-cell table:style-name="ce118" table:formula="of:=MID([$'Compras-Ali'.$A4];[$Tablas.$E$37];[$Tablas.$G$37])" office:value-type="string" office:string-value="0005" calcext:value-type="string">
            <text:p>0005</text:p>
          </table:table-cell>
          <table:table-cell table:style-name="ce121" table:formula="of:=IF([$'Compras-Ali'.$A4]&lt;&gt;&quot;&quot;;VALUE(MID([$'Compras-Ali'.$A4];[$Tablas.$E$38];[$Tablas.$G$38]))/100;0)*IF(OR(VALUE([.A4])=3;VALUE([.A4])=8;VALUE([.A4])=13);-1;1)" office:value-type="float" office:value="182.35" calcext:value-type="float">
            <text:p>182,35</text:p>
          </table:table-cell>
          <table:table-cell/>
          <table:table-cell table:style-name="ce130" office:value-type="string" calcext:value-type="string">
            <text:p>0004</text:p>
          </table:table-cell>
          <table:table-cell table:style-name="ce136" office:value-type="string" calcext:value-type="string">
            <text:p>10,5%</text:p>
          </table:table-cell>
          <table:table-cell table:style-name="ce142" table:formula="of:=SUMIF([.$G$1:.$G$1048576];[.J4];[.H$1:.H$1048576])" office:value-type="float" office:value="0" calcext:value-type="float">
            <text:p>0,00</text:p>
          </table:table-cell>
          <table:table-cell/>
          <table:table-cell table:style-name="ce122" table:number-columns-repeated="2"/>
          <table:table-cell table:number-columns-repeated="1009"/>
        </table:table-row>
        <table:table-row table:style-name="ro1">
          <table:table-cell table:style-name="ce118" table:formula="of:=MID([$'Compras-Ali'.$A5];[$Tablas.$E$31];[$Tablas.$G$31])" office:value-type="string" office:string-value="001" calcext:value-type="string">
            <text:p>001</text:p>
          </table:table-cell>
          <table:table-cell table:style-name="ce118" table:formula="of:=MID([$'Compras-Ali'.$A5];[$Tablas.$E$32];[$Tablas.$G$32])" office:value-type="string" office:string-value="00001" calcext:value-type="string">
            <text:p>00001</text:p>
          </table:table-cell>
          <table:table-cell table:style-name="ce118" table:formula="of:=TEXT(RIGHT(VALUE(MID([$'Compras-Ali'.$A5];[$Tablas.$E$33];[$Tablas.$G$33]));8);REPT(&quot;0&quot;;20))" office:value-type="string" office:string-value="00000000000000087356" calcext:value-type="string">
            <text:p>00000000000000087356</text:p>
          </table:table-cell>
          <table:table-cell table:style-name="ce118" table:formula="of:=MID([$'Compras-Ali'.$A5];[$Tablas.$E$34];[$Tablas.$G$34])" office:value-type="string" office:string-value="80" calcext:value-type="string">
            <text:p>80</text:p>
          </table:table-cell>
          <table:table-cell table:style-name="ce118" table:formula="of:=MID([$'Compras-Ali'.$A5];[$Tablas.$E$35];[$Tablas.$G$35])" office:value-type="string" office:string-value="00000000030500008454" calcext:value-type="string">
            <text:p>00000000030500008454</text:p>
          </table:table-cell>
          <table:table-cell table:style-name="ce121" table:formula="of:=IF([$'Compras-Ali'.$A5]&lt;&gt;&quot;&quot;;VALUE(MID([$'Compras-Ali'.$A5];[$Tablas.$E$36];[$Tablas.$G$36]))/100;0)*IF(OR(VALUE([.A5])=3;VALUE([.A5])=8;VALUE([.A5])=13);-1;1)" office:value-type="float" office:value="4530" calcext:value-type="float">
            <text:p>4.530,00</text:p>
          </table:table-cell>
          <table:table-cell table:style-name="ce118" table:formula="of:=MID([$'Compras-Ali'.$A5];[$Tablas.$E$37];[$Tablas.$G$37])" office:value-type="string" office:string-value="0005" calcext:value-type="string">
            <text:p>0005</text:p>
          </table:table-cell>
          <table:table-cell table:style-name="ce121" table:formula="of:=IF([$'Compras-Ali'.$A5]&lt;&gt;&quot;&quot;;VALUE(MID([$'Compras-Ali'.$A5];[$Tablas.$E$38];[$Tablas.$G$38]))/100;0)*IF(OR(VALUE([.A5])=3;VALUE([.A5])=8;VALUE([.A5])=13);-1;1)" office:value-type="float" office:value="951.3" calcext:value-type="float">
            <text:p>951,30</text:p>
          </table:table-cell>
          <table:table-cell/>
          <table:table-cell table:style-name="ce130" office:value-type="string" calcext:value-type="string">
            <text:p>0005</text:p>
          </table:table-cell>
          <table:table-cell table:style-name="ce136" office:value-type="string" calcext:value-type="string">
            <text:p>21%</text:p>
          </table:table-cell>
          <table:table-cell table:style-name="ce143" table:formula="of:=SUMIF([.$G$1:.$G$1048576];[.J5];[.H$1:.H$1048576])" office:value-type="float" office:value="239643.08" calcext:value-type="float">
            <text:p>239.643,08</text:p>
          </table:table-cell>
          <table:table-cell/>
          <table:table-cell table:style-name="ce122" office:value-type="float" office:value="35527075.99" calcext:value-type="float">
            <text:p>35.527.075,99</text:p>
          </table:table-cell>
          <table:table-cell table:style-name="ce122"/>
          <table:table-cell table:number-columns-repeated="1009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06</text:p>
          </table:table-cell>
          <table:table-cell table:style-name="ce136" office:value-type="string" calcext:value-type="string">
            <text:p>27%</text:p>
          </table:table-cell>
          <table:table-cell table:style-name="ce143" table:formula="of:=SUMIF([.$G$1:.$G$1048576];[.J6];[.H$1:.H$1048576])" office:value-type="float" office:value="0" calcext:value-type="float">
            <text:p>0,00</text:p>
          </table:table-cell>
          <table:table-cell/>
          <table:table-cell table:style-name="ce122" table:formula="of:=+[.N5]-[.L5]" office:value-type="float" office:value="35287432.91" calcext:value-type="float">
            <text:p>35.287.432,91</text:p>
          </table:table-cell>
          <table:table-cell table:number-columns-repeated="1010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4:.L7])" office:value-type="float" office:value="239643.08" calcext:value-type="float">
            <text:p>239.643,08</text:p>
          </table:table-cell>
          <table:table-cell/>
          <table:table-cell table:style-name="ce122" office:value-type="float" office:value="1579859.7" calcext:value-type="float">
            <text:p>1.579.859,70</text:p>
          </table:table-cell>
          <table:table-cell table:number-columns-repeated="1010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 table:number-columns-repeated="5"/>
          <table:table-cell table:style-name="ce122" table:formula="of:=+[.N6]-[.N8]" office:value-type="float" office:value="33707573.21" calcext:value-type="float">
            <text:p>33.707.573,21</text:p>
          </table:table-cell>
          <table:table-cell table:number-columns-repeated="1010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Tipo</text:p>
          </table:table-cell>
          <table:table-cell table:style-name="ce141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2" office:value-type="string" calcext:value-type="string">
            <text:p>001</text:p>
          </table:table-cell>
          <table:table-cell table:style-name="ce138" office:value-type="string" calcext:value-type="string">
            <text:p>FC A</text:p>
          </table:table-cell>
          <table:table-cell table:style-name="ce142" table:formula="of:=SUMIF([.$A$1:.$A$1048576];[.J11];[.H$1:.H$1048576])" office:value-type="float" office:value="241940.99" calcext:value-type="float">
            <text:p>241.940,99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143" table:formula="of:=SUMIF([.$A$1:.$A$1048576];[.J1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143" table:formula="of:=SUMIF([.$A$1:.$A$1048576];[.J13];[.H$1:.H$1048576])" office:value-type="float" office:value="-2297.91" calcext:value-type="float">
            <text:p>-2.297,91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143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143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143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143" table:formula="of:=SUMIF([.$A$1:.$A$1048576];[.J17];[.H$1:.H$1048576])" office:value-type="float" office:value="0" calcext:value-type="float">
            <text:p>0,00</text:p>
          </table:table-cell>
          <table:table-cell table:style-name="ce122"/>
          <table:table-cell table:number-columns-repeated="1011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143" table:formula="of:=SUMIF([.$A$1:.$A$1048576];[.J18];[.H$1:.H$1048576])" office:value-type="float" office:value="0" calcext:value-type="float">
            <text:p>0,00</text:p>
          </table:table-cell>
          <table:table-cell table:style-name="ce122"/>
          <table:table-cell table:number-columns-repeated="1011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143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143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143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143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143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143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143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3" office:value-type="string" calcext:value-type="string">
            <text:p>083</text:p>
          </table:table-cell>
          <table:table-cell table:style-name="ce139" office:value-type="string" calcext:value-type="string">
            <text:p>TI</text:p>
          </table:table-cell>
          <table:table-cell table:style-name="ce145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11:.L26])" office:value-type="float" office:value="239643.08" calcext:value-type="float">
            <text:p>239.643,08</text:p>
          </table:table-cell>
          <table:table-cell table:number-columns-repeated="1012"/>
        </table:table-row>
        <table:table-row table:style-name="ro1" table:number-rows-repeated="1861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1159" table:display-filter-buttons="true" table:orientation="column"/>
        <table:database-range table:name="__Anonymous_Sheet_DB__4" table:target-range-address="'CF_Compras-Ali'.A1:'CF_Compras-Ali'.H11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2:03:12.6391231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2H35M46S</meta:editing-duration>
    <meta:editing-cycles>121</meta:editing-cycles>
    <meta:generator>LibreOffice/6.0.7.3$Linux_X86_64 LibreOffice_project/00m0$Build-3</meta:generator>
    <dc:date>2022-01-20T12:10:47.251637703</dc:date>
    <meta:print-date>2022-01-20T12:10:14.549084651</meta:print-date>
    <meta:document-statistic meta:table-count="5" meta:cell-count="453" meta:object-count="0"/>
  </office:meta>
</office:document-meta>
</file>